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2195" officeooo:paragraph-rsid="00158f4e"/>
    </style:style>
    <style:style style:name="P2" style:family="paragraph" style:parent-style-name="Standard">
      <style:text-properties fo:font-style="normal" officeooo:rsid="00132195" officeooo:paragraph-rsid="00132195" style:font-style-asian="normal" style:font-style-complex="normal"/>
    </style:style>
    <style:style style:name="P3" style:family="paragraph" style:parent-style-name="Standard">
      <style:text-properties fo:font-style="normal" officeooo:rsid="0013d13b" officeooo:paragraph-rsid="0013d13b" style:font-style-asian="normal" style:font-style-complex="normal"/>
    </style:style>
    <style:style style:name="P4" style:family="paragraph" style:parent-style-name="Standard">
      <style:text-properties fo:font-style="normal" fo:font-weight="bold" officeooo:rsid="00169453" officeooo:paragraph-rsid="00169453" style:font-style-asian="normal" style:font-weight-asian="bold" style:font-style-complex="normal" style:font-weight-complex="bold"/>
    </style:style>
    <style:style style:name="P5" style:family="paragraph" style:parent-style-name="Standard">
      <style:text-properties fo:font-style="normal" fo:font-weight="bold" officeooo:rsid="001b319c" officeooo:paragraph-rsid="001b319c" style:font-style-asian="normal" style:font-weight-asian="bold" style:font-style-complex="normal" style:font-weight-complex="bold"/>
    </style:style>
    <style:style style:name="P6" style:family="paragraph" style:parent-style-name="Standard">
      <style:text-properties fo:font-style="normal" fo:font-weight="normal" officeooo:rsid="00169453" officeooo:paragraph-rsid="00169453" style:font-style-asian="normal" style:font-weight-asian="normal" style:font-style-complex="normal" style:font-weight-complex="normal"/>
    </style:style>
    <style:style style:name="P7" style:family="paragraph" style:parent-style-name="Standard">
      <style:text-properties fo:font-style="normal" fo:font-weight="normal" officeooo:rsid="0018e9d6" officeooo:paragraph-rsid="0018e9d6" style:font-style-asian="normal" style:font-weight-asian="normal" style:font-style-complex="normal" style:font-weight-complex="normal"/>
    </style:style>
    <style:style style:name="P8" style:family="paragraph" style:parent-style-name="Standard">
      <style:text-properties fo:font-style="normal" fo:font-weight="normal" officeooo:rsid="001b319c" officeooo:paragraph-rsid="001b319c" style:font-style-asian="normal" style:font-weight-asian="normal" style:font-style-complex="normal" style:font-weight-complex="normal"/>
    </style:style>
    <style:style style:name="P9" style:family="paragraph" style:parent-style-name="Standard">
      <style:text-properties fo:font-style="normal" fo:font-weight="normal" officeooo:rsid="002095a6" officeooo:paragraph-rsid="002095a6" style:font-style-asian="normal" style:font-weight-asian="normal" style:font-style-complex="normal" style:font-weight-complex="normal"/>
    </style:style>
    <style:style style:name="P10" style:family="paragraph" style:parent-style-name="Standard">
      <style:text-properties fo:font-style="normal" fo:font-weight="normal" officeooo:paragraph-rsid="001b319c"/>
    </style:style>
    <style:style style:name="P11" style:family="paragraph" style:parent-style-name="Standard">
      <style:text-properties fo:font-style="normal" fo:font-weight="normal" officeooo:rsid="00267aff" officeooo:paragraph-rsid="00267aff"/>
    </style:style>
    <style:style style:name="P12" style:family="paragraph" style:parent-style-name="Standard">
      <style:text-properties fo:font-style="normal" officeooo:rsid="00267aff" officeooo:paragraph-rsid="00267aff" style:font-style-asian="normal" style:font-style-complex="normal"/>
    </style:style>
    <style:style style:name="P13" style:family="paragraph" style:parent-style-name="Standard">
      <style:text-properties fo:font-style="normal" officeooo:rsid="0013d13b" officeooo:paragraph-rsid="0013d13b" style:font-style-asian="normal" style:font-style-complex="normal"/>
    </style:style>
    <style:style style:name="P14" style:family="paragraph" style:parent-style-name="Standard">
      <style:text-properties fo:font-weight="normal" officeooo:rsid="002b53b1" officeooo:paragraph-rsid="002b53b1" style:font-weight-asian="normal" style:font-weight-complex="normal"/>
    </style:style>
    <style:style style:name="P15" style:family="paragraph" style:parent-style-name="Standard">
      <style:text-properties fo:font-weight="bold" officeooo:rsid="00132195" officeooo:paragraph-rsid="00132195" style:font-weight-asian="bold" style:font-weight-complex="bold"/>
    </style:style>
    <style:style style:name="P16" style:family="paragraph" style:parent-style-name="Text_20_body">
      <style:text-properties fo:font-variant="normal" fo:text-transform="none" fo:color="#202122" style:font-name="sans-serif" fo:font-size="9pt" fo:letter-spacing="normal" fo:font-style="normal" fo:font-weight="normal" officeooo:rsid="0013d13b" officeooo:paragraph-rsid="0013d13b" style:font-style-asian="normal" style:font-style-complex="normal"/>
    </style:style>
    <style:style style:name="P17" style:family="paragraph" style:parent-style-name="Text_20_body">
      <style:text-properties fo:font-variant="normal" fo:text-transform="none" fo:color="#202122" style:font-name="sans-serif" fo:font-size="9pt" fo:letter-spacing="normal" fo:font-style="normal" fo:font-weight="normal" officeooo:rsid="002b53b1" officeooo:paragraph-rsid="002b53b1" style:font-style-asian="normal" style:font-style-complex="normal"/>
    </style:style>
    <style:style style:name="T1" style:family="text">
      <style:text-properties fo:font-style="normal" officeooo:rsid="00158f4e" style:font-style-asian="normal" style:font-style-complex="normal"/>
    </style:style>
    <style:style style:name="T2" style:family="text">
      <style:text-properties fo:font-style="normal" officeooo:rsid="0015f3a4" style:font-style-asian="normal" style:font-style-complex="normal"/>
    </style:style>
    <style:style style:name="T3" style:family="text">
      <style:text-properties fo:font-style="normal" officeooo:rsid="00166f5f" style:font-style-asian="normal" style:font-style-complex="normal"/>
    </style:style>
    <style:style style:name="T4" style:family="text">
      <style:text-properties fo:font-style="normal" officeooo:rsid="00292dab" style:font-style-asian="normal" style:font-style-complex="normal"/>
    </style:style>
    <style:style style:name="T5" style:family="text">
      <style:text-properties officeooo:rsid="0013d13b"/>
    </style:style>
    <style:style style:name="T6" style:family="text">
      <style:text-properties officeooo:rsid="001700a2"/>
    </style:style>
    <style:style style:name="T7" style:family="text">
      <style:text-properties fo:font-variant="normal" fo:text-transform="none" fo:color="#202122" style:font-name="Liberation Serif" fo:font-size="12pt" fo:letter-spacing="normal" style:font-size-asian="12pt" style:font-size-complex="12pt"/>
    </style:style>
    <style:style style:name="T8" style:family="text">
      <style:text-properties fo:font-variant="normal" fo:text-transform="none" fo:color="#202122" style:font-name="Liberation Serif" fo:font-size="12pt" fo:letter-spacing="normal" officeooo:rsid="001bd216" style:font-size-asian="12pt" style:font-size-complex="12pt"/>
    </style:style>
    <style:style style:name="T9" style:family="text">
      <style:text-properties fo:font-variant="normal" fo:text-transform="none" fo:color="#202122" style:font-name="Liberation Serif" fo:font-size="12pt" fo:letter-spacing="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202122" style:font-name="Liberation Serif" fo:font-size="12pt" fo:letter-spacing="normal" officeooo:rsid="0026bbcc" style:font-size-asian="12pt" style:font-style-asian="normal" style:font-weight-asian="normal" style:font-size-complex="12pt" style:font-style-complex="normal" style:font-weight-complex="normal"/>
    </style:style>
    <style:style style:name="T11" style:family="text">
      <style:text-properties fo:font-variant="normal" fo:text-transform="none" fo:color="#222222" style:font-name="Arial" fo:font-size="9.75pt" fo:letter-spacing="normal" fo:font-style="normal" fo:font-weight="normal" officeooo:rsid="0013d13b" style:font-style-asian="normal" style:font-style-complex="normal"/>
    </style:style>
    <style:style style:name="T12" style:family="text">
      <style:text-properties fo:font-variant="normal" fo:text-transform="none" fo:color="#222222" style:font-name="Arial" fo:font-size="9.75pt" fo:letter-spacing="normal" fo:font-weight="normal"/>
    </style:style>
    <style:style style:name="T13" style:family="text">
      <style:text-properties fo:font-variant="normal" fo:text-transform="none" fo:color="#222222" style:font-name="Arial" fo:font-size="9.75pt" fo:letter-spacing="normal" fo:font-weight="normal" officeooo:rsid="00267aff"/>
    </style:style>
    <style:style style:name="T14" style:family="text">
      <style:text-properties fo:font-variant="normal" fo:text-transform="none" fo:color="#222222" style:font-name="Arial" fo:font-size="9.75pt" fo:letter-spacing="normal" fo:font-weight="normal" officeooo:rsid="00271d1c"/>
    </style:style>
    <style:style style:name="T15" style:family="text">
      <style:text-properties fo:font-variant="normal" fo:text-transform="none" fo:color="#222222" style:font-name="Arial" fo:font-size="9.75pt" fo:letter-spacing="normal" fo:font-style="italic" fo:font-weight="normal"/>
    </style:style>
    <style:style style:name="T16" style:family="text">
      <style:text-properties officeooo:rsid="001b319c" style:font-style-asian="normal" style:font-weight-asian="normal" style:font-style-complex="normal" style:font-weight-complex="normal"/>
    </style:style>
    <style:style style:name="T17" style:family="text">
      <style:text-properties officeooo:rsid="001b4078" style:font-style-asian="normal" style:font-weight-asian="normal" style:font-style-complex="normal" style:font-weight-complex="normal"/>
    </style:style>
    <style:style style:name="T18" style:family="text">
      <style:text-properties officeooo:rsid="001ca230"/>
    </style:style>
    <style:style style:name="T19" style:family="text">
      <style:text-properties officeooo:rsid="001da635"/>
    </style:style>
    <style:style style:name="T20" style:family="text">
      <style:text-properties fo:color="#222222" style:font-name="Arial" fo:font-size="9.75pt"/>
    </style:style>
    <style:style style:name="T21" style:family="text">
      <style:text-properties fo:color="#222222" style:font-name="Arial" fo:font-size="9.75pt" fo:letter-spacing="normal" fo:font-style="italic" fo:font-weight="normal"/>
    </style:style>
    <style:style style:name="T22" style:family="text">
      <style:text-properties fo:color="#222222" style:font-name="Arial" fo:font-size="9.75pt" officeooo:rsid="00283b87"/>
    </style:style>
    <style:style style:name="T23" style:family="text">
      <style:text-properties fo:color="#222222" style:font-name="Arial" fo:font-size="9.75pt" officeooo:rsid="002b18df"/>
    </style:style>
    <style:style style:name="T24" style:family="text">
      <style:text-properties officeooo:rsid="00271d1c"/>
    </style:style>
    <style:style style:name="T25" style:family="text">
      <style:text-properties fo:color="#663366" style:text-line-through-style="none" style:text-line-through-type="none" style:text-underline-style="none" style:text-blinking="false" fo:background-color="#ffffff" loext:char-shading-value="0" loext:padding="0in" loext:border="none"/>
    </style:style>
    <style:style style:name="T26" style:family="text">
      <style:text-properties officeooo:rsid="002b53b1"/>
    </style:style>
    <style:style style:name="T27" style:family="text">
      <style:text-properties officeooo:rsid="002b90c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Interfaz de entrada:</text:p>
      <text:p text:style-name="P14">En primer lugar, hay que hacer un inciso sobre el protocolo SOCKS. Este es un protocolo que facilita la ruta de los paquetes que se envían entre un cliente y un servidor a través de un proxy. Básicamente el protocolo SOCKS permite a un usuario conectarse a un proxy SOCKS y desde este conectarse con otro usuario facilitando la comunicación entre ambos (por ejemplo, si hubiera un cortafuegos que impide una conexión entre amobs podrías abrir una conexión a través del cortafuegos por medio de un proxy SOCKS).</text:p>
      <text:p text:style-name="P14"/>
      <text:p text:style-name="P1">T<text:span text:style-name="T26">OR</text:span> s<text:span text:style-name="T24">ó</text:span>lo permite anonimizar tráfico TCP. Para ello las aplicaciones acceden a la red TOR a través <text:span text:style-name="T27">del protocolo </text:span>SOCKS, es decir, toda aplicación con soporte SOCKS puede usar la red TOR. <text:span text:style-name="T1">Algunas aplicaciones convierten directamente el tráfico del protocolo de la capa de aplicación en tráfico SOCKS. Otras necesitan redirigir el tráfico de la capa de aplicación a un proxy que realice la conversión al protocolo SOCKS </text:span><text:span text:style-name="T4">(Lo más frecuente es crear un túnel para la comunicación sobre TOR empleándolo como un proxy SOCKS)</text:span><text:span text:style-name="T1"> </text:span><text:span text:style-name="T3">y finalmente otras que no soportan SOCKS podrían convertir su tráfico a formato SOCKS </text:span><text:span text:style-name="T2">usando una aplicación adicional (torify).</text:span></text:p>
      <text:p text:style-name="P2"/>
      <text:p text:style-name="P2">El cliente TOR recibe tráfico SOCKS desde nuestras aplicaciones y luego, de forma transparente, se encarga de comunicarse con los routers de la red TOR para enviar las peticiones y posteriormente devolvernos los resultados. <text:span text:style-name="T5">Tengamos en cuenta que para navegar por internet hacemos dos peticiones:</text:span></text:p>
      <text:p text:style-name="P2"/>
      <text:p text:style-name="P3">Peticiones DNS al servidor DNS <text:s/>y peticiones HTTP al servidor Web. Hay que pasar por TOR todas las búsquedas con DNS que hacen los navegadores, en caso contrario podría ser un problema de privacidad ya que si las peticiones se mandasen directamente a través de la red regular un atacante podría deducir qué sitios se están visitando a través de TOR, ya que antes de navegar por ellos se pregunta por DNS que IP tienen. Por tanto es necesario redirigir el tráfico de DNS por la red TOR.</text:p>
      <text:p text:style-name="P3"/>
      <text:p text:style-name="P4">Componentes:</text:p>
      <text:p text:style-name="P6">Antes de explicar el funcionamiento de la red TOR debemos diferenciar sus componentes. La red TOR está formada por una serie de nodos que comunican mediante protocolo TLS sobre TCP/IP manteniendo así secreta e íntegra, sin modificaciones externas, la información desde un nodo a otro. Tipos de entidades:</text:p>
      <text:p text:style-name="P6"/>
      <text:p text:style-name="P6">Nodos OR (Onion Router): funcionan como encaminadores y en algunos casos como servidores de directorio (DNS) de una especie de servicio de mantenimiento. Los nodos OR mantienen una conexión TLS con cada uno de los toros OR. Las conexiones OR-OR no serán cerradas unca deliberadamente salvo cuando pasa cierto tiempo de inactividad. Cuando un OR comienza o recibe información de directorio, este intenta abrir nuevas conexiones con cualquier OR <text:span text:style-name="T6">al </text:span>que no esté conectado.</text:p>
      <text:p text:style-name="P6"/>
      <text:p text:style-name="P9">Se llama exit server o exit noda al último servidor del circuito (por tanto el único que se comunica con el destino). El primer nodo se le llama entry node (el único que se comunica con el origen de la comunicación). El resto se les llama middle-node.</text:p>
      <text:p text:style-name="P6"/>
      <text:p text:style-name="P7">Nodos OP <text:span text:style-name="T18">(Onion Proxy)</text:span>: los usuarios finales ejecutan un software local que hace la función de nodo OP y que su función es obtener información del servicio de directorio, establecer circuitos aleatorios a través de la red y manejar conexiones de aplicaciones del usuario. Los OP aceptan flujos TCP de aplicaciones de usuarios y las multipleaxa a través de la red OR. Las conexiones OR-OP no son permanentes. Un OP debería cerrar una conexión a un OR si no hay circuitos ejecutándose sobre la conexión y han vencido cierto temporizador.</text:p>
      <text:p text:style-name="P7"/>
      <text:p text:style-name="P5"><text:soft-page-break/>Servicio de directorio:</text:p>
      <text:p text:style-name="P10"><text:span text:style-name="T16">Este publica una base de datos que asocia a cada OR una serie de información (router descriptor). Esta información es accesible a todos los OR y a todos los usuarios finales y la usan para tener un conocimiento de la red. Si se tienen pocos servidores de directorio se corre el riesgo de llegar a un punto cuyo fallo puede ocasionar el fallo del sistema completo. Por motivos de backup y de latencia, los OR que dan el servicio de directorio mantienen duplicada la información pasándosela de unos a otros. Dentro de los servidores de directorio tenemos que distinguir entre OR principales (autoridades de directorio) y luego hay otros secundarios que hacen de cachés y backup (directory caches). </text:span><text:span text:style-name="T17">Los servidores de directorio son un grupo establecido de ORs confiables. Para dar fiabilidad a la información de estos, las entradas son protegidas criptográficamente por firmas y solo la información que proviene de OR’s aprobados será publicada en la base de datos. </text:span><text:span text:style-name="T7">Por tanto todo nodo nuevo tiene que ser previamente aprobado y de esta forma se evitan ataques en los que alguien añade muchos nodos no confiables. No hay sistema automático para aprobar OR's. Los administradores del servidor de directorio lo hacen manualmente. Cuando un OR se arranca, recolecta un conjunto de datos que lo describen a él, a su modo de funcionamiento y capacidades. </text:span><text:span text:style-name="T8">Toda esta información se publica a través del servicio de directorio.</text:span></text:p>
      <text:p text:style-name="P8"/>
      <text:p text:style-name="P4"><text:span text:style-name="T19">Esquema básico</text:span>:</text:p>
      <text:p text:style-name="P11"><text:span text:style-name="T9">Para que la red TOR proporcione el anonimato </text:span><text:span text:style-name="T10">que en teoría ofrece</text:span><text:span text:style-name="T9"> un cojunto de usuarios normales de internet configuran sus ordenadores como nodos de una red superpuesta. El anonimato que la red puede brindar dependerá, directamente, de que la cantidad de nodos sea suficiente para esconder el tráfico de un individuo entre la multitud de usuarios de la red.</text:span></text:p>
      <text:p text:style-name="Text_20_body"><text:line-break/></text:p>
      <text:p text:style-name="P6"/>
      <text:p text:style-name="P3"><text:span text:style-name="T13">[1] </text:span><text:span text:style-name="T12">Wolf, G. (2018). Funcionamiento de una Red Anonimizadora: La red Tor. </text:span><text:span text:style-name="T21">Software Gurú</text:span><text:span text:style-name="T12">, (56), 40-41.</text:span></text:p>
      <text:p text:style-name="P3"><text:span text:style-name="T14">[2] </text:span><text:span text:style-name="T12">Bajé Fontrodona, M. (2017). </text:span><text:span text:style-name="T15">Ataques de tráfico en redes TOR</text:span><text:span text:style-name="T12"> (Doctoral dissertation).</text:span></text:p>
      <text:p text:style-name="P16"><text:bookmark text:name="cite_note-disappearing-10"/><text:span text:style-name="T22">[3] </text:span><text:span text:style-name="T20">Peter Wayne,"Disappearing Cryptography: Information Hiding: Steganography &amp; Watermarking". Third Edition. Morgan Kaufmann 2009</text:span></text:p>
      <text:p text:style-name="P16"><text:span text:style-name="T23">[4] </text:span>Darmohray, Tina. "<text:a xlink:type="simple" xlink:href="http://www.usenix.org/publications/login/2005-02/pdfs/firewalls.pdf" text:style-name="Internet_20_link" text:visited-style-name="Visited_20_Internet_20_Link"><text:span text:style-name="T25">Firewalls and fairy tales</text:span></text:a>".;LOGIN:. Vol 30, no. 1.</text:p>
      <text:p text:style-name="P17"><text:span text:style-name="T20">[5] Simone Filippi, “¿Qué es un protocolo SOCKS en un servidor Proxy?”, https://www.internetlab.es/post/763/que-es-un-protocolo-socks-en-un-servidor-proxy/.</text:span></text:p>
      <text:p text:style-name="Text_20_body"><text:line-break/></text:p>
      <text:p text:style-name="P3"><text:span text:style-name="T12"/></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4T13:50:52.412369239</meta:creation-date>
    <dc:date>2020-12-06T14:29:03.639028251</dc:date>
    <meta:editing-duration>PT3H30M24S</meta:editing-duration>
    <meta:editing-cycles>26</meta:editing-cycles>
    <meta:generator>LibreOffice/6.4.6.2$Linux_X86_64 LibreOffice_project/40$Build-2</meta:generator>
    <meta:document-statistic meta:table-count="0" meta:image-count="0" meta:object-count="0" meta:page-count="2" meta:paragraph-count="21" meta:word-count="955" meta:character-count="5888" meta:non-whitespace-character-count="4949"/>
  </office:meta>
</office:document-meta>
</file>